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6.72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31.7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49.83mm"/>
    </style:style>
    <style:style style:name="co12" style:family="table-column">
      <style:table-column-properties fo:break-before="auto" style:column-width="18.31mm"/>
    </style:style>
    <style:style style:name="co13" style:family="table-column">
      <style:table-column-properties fo:break-before="auto" style:column-width="15.15mm"/>
    </style:style>
    <style:style style:name="co14" style:family="table-column">
      <style:table-column-properties fo:break-before="auto" style:column-width="17.78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0">
      <style:text-properties style:text-position="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110"/>
    <style:style style:name="ce7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0"/>
  </office:automatic-styles>
  <office:body>
    <office:spreadsheet>
      <table:calculation-settings table:automatic-find-labels="false"/>
      <table:table table:name="result_randomforest" table:style-name="ta1">
        <table:table-column table:style-name="co2" table:default-cell-style-name="Default"/>
        <table:table-column table:style-name="co7" table:default-cell-style-name="ce5"/>
        <table:table-column table:style-name="co8" table:default-cell-style-name="ce5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6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name_team1</text:p>
          </table:table-cell>
          <table:table-cell table:style-name="Default" office:value-type="string" calcext:value-type="string">
            <text:p>name_team2</text:p>
          </table:table-cell>
          <table:table-cell table:style-name="Default" office:value-type="string" calcext:value-type="string">
            <text:p>home_win</text:p>
          </table:table-cell>
          <table:table-cell table:style-name="Default" office:value-type="string" calcext:value-type="string">
            <text:p>draw</text:p>
          </table:table-cell>
          <table:table-cell table:style-name="Default" office:value-type="string" calcext:value-type="string">
            <text:p>away_win</text:p>
          </table:table-cell>
          <table:table-cell table:number-columns-repeated="3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omania</text:p>
          </table:table-cell>
          <table:table-cell office:value-type="float" office:value="0.33063" calcext:value-type="float">
            <text:p>0,331</text:p>
          </table:table-cell>
          <table:table-cell office:value-type="float" office:value="0.27858" calcext:value-type="float">
            <text:p>0,279</text:p>
          </table:table-cell>
          <table:table-cell office:value-type="float" office:value="0.38979" calcext:value-type="float">
            <text:p>0,3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witzerland</text:p>
          </table:table-cell>
          <table:table-cell office:value-type="float" office:value="0.21408" calcext:value-type="float">
            <text:p>0,214</text:p>
          </table:table-cell>
          <table:table-cell office:value-type="float" office:value="0.25555" calcext:value-type="float">
            <text:p>0,256</text:p>
          </table:table-cell>
          <table:table-cell office:value-type="float" office:value="0.52937" calcext:value-type="float">
            <text:p>0,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witzerland</text:p>
          </table:table-cell>
          <table:table-cell office:value-type="float" office:value="0.50478" calcext:value-type="float">
            <text:p>0,505</text:p>
          </table:table-cell>
          <table:table-cell office:value-type="float" office:value="0.14627" calcext:value-type="float">
            <text:p>0,146</text:p>
          </table:table-cell>
          <table:table-cell office:value-type="float" office:value="0.34795" calcext:value-type="float">
            <text:p>0,34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bania</text:p>
          </table:table-cell>
          <table:table-cell office:value-type="float" office:value="0.49396" calcext:value-type="float">
            <text:p>0,494</text:p>
          </table:table-cell>
          <table:table-cell office:value-type="float" office:value="0.40565" calcext:value-type="float">
            <text:p>0,406</text:p>
          </table:table-cell>
          <table:table-cell office:value-type="float" office:value="0.09939" calcext:value-type="float">
            <text:p>0,0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nce</text:p>
          </table:table-cell>
          <table:table-cell office:value-type="float" office:value="0.41536" calcext:value-type="float">
            <text:p>0,415</text:p>
          </table:table-cell>
          <table:table-cell office:value-type="float" office:value="0.23224" calcext:value-type="float">
            <text:p>0,232</text:p>
          </table:table-cell>
          <table:table-cell office:value-type="float" office:value="0.3514" calcext:value-type="float">
            <text:p>0,351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lbania</text:p>
          </table:table-cell>
          <table:table-cell office:value-type="float" office:value="0.48945" calcext:value-type="float">
            <text:p>0,489</text:p>
          </table:table-cell>
          <table:table-cell office:value-type="float" office:value="0.224" calcext:value-type="float">
            <text:p>0,224</text:p>
          </table:table-cell>
          <table:table-cell office:value-type="float" office:value="0.28555" calcext:value-type="float">
            <text:p>0,2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lovakia</text:p>
          </table:table-cell>
          <table:table-cell office:value-type="float" office:value="0.4216" calcext:value-type="float">
            <text:p>0,422</text:p>
          </table:table-cell>
          <table:table-cell office:value-type="float" office:value="0.32919" calcext:value-type="float">
            <text:p>0,329</text:p>
          </table:table-cell>
          <table:table-cell office:value-type="float" office:value="0.24821" calcext:value-type="float">
            <text:p>0,248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Russia</text:p>
          </table:table-cell>
          <table:table-cell office:value-type="float" office:value="0.55822" calcext:value-type="float">
            <text:p>0,558</text:p>
          </table:table-cell>
          <table:table-cell office:value-type="float" office:value="0.26308" calcext:value-type="float">
            <text:p>0,263</text:p>
          </table:table-cell>
          <table:table-cell office:value-type="float" office:value="0.1777" calcext:value-type="float">
            <text:p>0,17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lovakia</text:p>
          </table:table-cell>
          <table:table-cell office:value-type="float" office:value="0.56369" calcext:value-type="float">
            <text:p>0,564</text:p>
          </table:table-cell>
          <table:table-cell office:value-type="float" office:value="0.27159" calcext:value-type="float">
            <text:p>0,272</text:p>
          </table:table-cell>
          <table:table-cell office:value-type="float" office:value="0.16372" calcext:value-type="float">
            <text:p>0,1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Wales</text:p>
          </table:table-cell>
          <table:table-cell office:value-type="float" office:value="0.51019" calcext:value-type="float">
            <text:p>0,510</text:p>
          </table:table-cell>
          <table:table-cell office:value-type="float" office:value="0.40632" calcext:value-type="float">
            <text:p>0,406</text:p>
          </table:table-cell>
          <table:table-cell office:value-type="float" office:value="0.08249" calcext:value-type="float">
            <text:p>0,082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ngland</text:p>
          </table:table-cell>
          <table:table-cell office:value-type="float" office:value="0.07117" calcext:value-type="float">
            <text:p>0,071</text:p>
          </table:table-cell>
          <table:table-cell office:value-type="float" office:value="0.17876" calcext:value-type="float">
            <text:p>0,179</text:p>
          </table:table-cell>
          <table:table-cell office:value-type="float" office:value="0.74907" calcext:value-type="float">
            <text:p>0,749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Wales</text:p>
          </table:table-cell>
          <table:table-cell office:value-type="float" office:value="0.37269" calcext:value-type="float">
            <text:p>0,373</text:p>
          </table:table-cell>
          <table:table-cell office:value-type="float" office:value="0.44922" calcext:value-type="float">
            <text:p>0,449</text:p>
          </table:table-cell>
          <table:table-cell office:value-type="float" office:value="0.17709" calcext:value-type="float">
            <text:p>0,1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Northern Ireland</text:p>
          </table:table-cell>
          <table:table-cell office:value-type="float" office:value="0.40442" calcext:value-type="float">
            <text:p>0,404</text:p>
          </table:table-cell>
          <table:table-cell office:value-type="float" office:value="0.32912" calcext:value-type="float">
            <text:p>0,329</text:p>
          </table:table-cell>
          <table:table-cell office:value-type="float" office:value="0.26546" calcext:value-type="float">
            <text:p>0,26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kraine</text:p>
          </table:table-cell>
          <table:table-cell office:value-type="float" office:value="0.81627" calcext:value-type="float">
            <text:p>0,816</text:p>
          </table:table-cell>
          <table:table-cell office:value-type="float" office:value="0.1253" calcext:value-type="float">
            <text:p>0,125</text:p>
          </table:table-cell>
          <table:table-cell office:value-type="float" office:value="0.05743" calcext:value-type="float">
            <text:p>0,057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Northern Ireland</text:p>
          </table:table-cell>
          <table:table-cell office:value-type="float" office:value="0.26802" calcext:value-type="float">
            <text:p>0,268</text:p>
          </table:table-cell>
          <table:table-cell office:value-type="float" office:value="0.2693" calcext:value-type="float">
            <text:p>0,269</text:p>
          </table:table-cell>
          <table:table-cell office:value-type="float" office:value="0.46168" calcext:value-type="float">
            <text:p>0,4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land</text:p>
          </table:table-cell>
          <table:table-cell office:value-type="float" office:value="0.65464" calcext:value-type="float">
            <text:p>0,655</text:p>
          </table:table-cell>
          <table:table-cell office:value-type="float" office:value="0.22102" calcext:value-type="float">
            <text:p>0,221</text:p>
          </table:table-cell>
          <table:table-cell office:value-type="float" office:value="0.12334" calcext:value-type="float">
            <text:p>0,12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Germany</text:p>
          </table:table-cell>
          <table:table-cell office:value-type="float" office:value="0.07205" calcext:value-type="float">
            <text:p>0,072</text:p>
          </table:table-cell>
          <table:table-cell office:value-type="float" office:value="0.38301" calcext:value-type="float">
            <text:p>0,383</text:p>
          </table:table-cell>
          <table:table-cell office:value-type="float" office:value="0.54394" calcext:value-type="float">
            <text:p>0,5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Poland</text:p>
          </table:table-cell>
          <table:table-cell office:value-type="float" office:value="0.43672" calcext:value-type="float">
            <text:p>0,437</text:p>
          </table:table-cell>
          <table:table-cell office:value-type="float" office:value="0.21842" calcext:value-type="float">
            <text:p>0,218</text:p>
          </table:table-cell>
          <table:table-cell office:value-type="float" office:value="0.34386" calcext:value-type="float">
            <text:p>0,3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roatia</text:p>
          </table:table-cell>
          <table:table-cell office:value-type="float" office:value="0.30609" calcext:value-type="float">
            <text:p>0,306</text:p>
          </table:table-cell>
          <table:table-cell office:value-type="float" office:value="0.26132" calcext:value-type="float">
            <text:p>0,261</text:p>
          </table:table-cell>
          <table:table-cell office:value-type="float" office:value="0.43159" calcext:value-type="float">
            <text:p>0,4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zech</text:p>
          </table:table-cell>
          <table:table-cell office:value-type="float" office:value="0.67003" calcext:value-type="float">
            <text:p>0,670</text:p>
          </table:table-cell>
          <table:table-cell office:value-type="float" office:value="0.10638" calcext:value-type="float">
            <text:p>0,106</text:p>
          </table:table-cell>
          <table:table-cell office:value-type="float" office:value="0.22259" calcext:value-type="float">
            <text:p>0,223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roatia</text:p>
          </table:table-cell>
          <table:table-cell office:value-type="float" office:value="0.46705" calcext:value-type="float">
            <text:p>0,467</text:p>
          </table:table-cell>
          <table:table-cell office:value-type="float" office:value="0.18413" calcext:value-type="float">
            <text:p>0,184</text:p>
          </table:table-cell>
          <table:table-cell office:value-type="float" office:value="0.34782" calcext:value-type="float">
            <text:p>0,34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urkey</text:p>
          </table:table-cell>
          <table:table-cell office:value-type="float" office:value="0.55782" calcext:value-type="float">
            <text:p>0,558</text:p>
          </table:table-cell>
          <table:table-cell office:value-type="float" office:value="0.27209" calcext:value-type="float">
            <text:p>0,272</text:p>
          </table:table-cell>
          <table:table-cell office:value-type="float" office:value="0.16909" calcext:value-type="float">
            <text:p>0,169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pain</text:p>
          </table:table-cell>
          <table:table-cell office:value-type="float" office:value="0.23105" calcext:value-type="float">
            <text:p>0,231</text:p>
          </table:table-cell>
          <table:table-cell office:value-type="float" office:value="0.13116" calcext:value-type="float">
            <text:p>0,131</text:p>
          </table:table-cell>
          <table:table-cell office:value-type="float" office:value="0.63679" calcext:value-type="float">
            <text:p>0,637</text:p>
          </table:table-cell>
          <table:table-cell table:number-columns-repeated="3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urkey</text:p>
          </table:table-cell>
          <table:table-cell office:value-type="float" office:value="0.40778" calcext:value-type="float">
            <text:p>0,408</text:p>
          </table:table-cell>
          <table:table-cell office:value-type="float" office:value="0.14598" calcext:value-type="float">
            <text:p>0,146</text:p>
          </table:table-cell>
          <table:table-cell office:value-type="float" office:value="0.44524" calcext:value-type="float">
            <text:p>0,445</text:p>
          </table:table-cell>
          <table:table-cell table:number-columns-repeated="3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weden</text:p>
          </table:table-cell>
          <table:table-cell office:value-type="float" office:value="0.3049" calcext:value-type="float">
            <text:p>0,305</text:p>
          </table:table-cell>
          <table:table-cell office:value-type="float" office:value="0.15032" calcext:value-type="float">
            <text:p>0,150</text:p>
          </table:table-cell>
          <table:table-cell office:value-type="float" office:value="0.54378" calcext:value-type="float">
            <text:p>0,54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taly</text:p>
          </table:table-cell>
          <table:table-cell office:value-type="float" office:value="0.34986" calcext:value-type="float">
            <text:p>0,350</text:p>
          </table:table-cell>
          <table:table-cell office:value-type="float" office:value="0.33977" calcext:value-type="float">
            <text:p>0,340</text:p>
          </table:table-cell>
          <table:table-cell office:value-type="float" office:value="0.30937" calcext:value-type="float">
            <text:p>0,3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weden</text:p>
          </table:table-cell>
          <table:table-cell office:value-type="float" office:value="0.51485" calcext:value-type="float">
            <text:p>0,515</text:p>
          </table:table-cell>
          <table:table-cell office:value-type="float" office:value="0.16194" calcext:value-type="float">
            <text:p>0,162</text:p>
          </table:table-cell>
          <table:table-cell office:value-type="float" office:value="0.32221" calcext:value-type="float">
            <text:p>0,322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reland</text:p>
          </table:table-cell>
          <table:table-cell office:value-type="float" office:value="0.45866" calcext:value-type="float">
            <text:p>0,459</text:p>
          </table:table-cell>
          <table:table-cell office:value-type="float" office:value="0.20347" calcext:value-type="float">
            <text:p>0,203</text:p>
          </table:table-cell>
          <table:table-cell office:value-type="float" office:value="0.33687" calcext:value-type="float">
            <text:p>0,337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elgium</text:p>
          </table:table-cell>
          <table:table-cell office:value-type="float" office:value="0.56335" calcext:value-type="float">
            <text:p>0,563</text:p>
          </table:table-cell>
          <table:table-cell office:value-type="float" office:value="0.11991" calcext:value-type="float">
            <text:p>0,120</text:p>
          </table:table-cell>
          <table:table-cell office:value-type="float" office:value="0.31574" calcext:value-type="float">
            <text:p>0,316</text:p>
          </table:table-cell>
          <table:table-cell table:number-columns-repeated="3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reland</text:p>
          </table:table-cell>
          <table:table-cell office:value-type="float" office:value="0.65918" calcext:value-type="float">
            <text:p>0,659</text:p>
          </table:table-cell>
          <table:table-cell office:value-type="float" office:value="0.2065" calcext:value-type="float">
            <text:p>0,207</text:p>
          </table:table-cell>
          <table:table-cell office:value-type="float" office:value="0.13332" calcext:value-type="float">
            <text:p>0,133</text:p>
          </table:table-cell>
          <table:table-cell table:number-columns-repeated="3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Hungary</text:p>
          </table:table-cell>
          <table:table-cell office:value-type="float" office:value="0.18222" calcext:value-type="float">
            <text:p>0,182</text:p>
          </table:table-cell>
          <table:table-cell office:value-type="float" office:value="0.27474" calcext:value-type="float">
            <text:p>0,275</text:p>
          </table:table-cell>
          <table:table-cell office:value-type="float" office:value="0.54204" calcext:value-type="float">
            <text:p>0,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celand</text:p>
          </table:table-cell>
          <table:table-cell office:value-type="float" office:value="0.65945" calcext:value-type="float">
            <text:p>0,659</text:p>
          </table:table-cell>
          <table:table-cell office:value-type="float" office:value="0.22307" calcext:value-type="float">
            <text:p>0,223</text:p>
          </table:table-cell>
          <table:table-cell office:value-type="float" office:value="0.11648" calcext:value-type="float">
            <text:p>0,11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Hungary</text:p>
          </table:table-cell>
          <table:table-cell office:value-type="float" office:value="0.17482" calcext:value-type="float">
            <text:p>0,175</text:p>
          </table:table-cell>
          <table:table-cell office:value-type="float" office:value="0.248" calcext:value-type="float">
            <text:p>0,248</text:p>
          </table:table-cell>
          <table:table-cell office:value-type="float" office:value="0.57618" calcext:value-type="float">
            <text:p>0,57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ustria</text:p>
          </table:table-cell>
          <table:table-cell office:value-type="float" office:value="0.58089" calcext:value-type="float">
            <text:p>0,581</text:p>
          </table:table-cell>
          <table:table-cell office:value-type="float" office:value="0.16464" calcext:value-type="float">
            <text:p>0,165</text:p>
          </table:table-cell>
          <table:table-cell office:value-type="float" office:value="0.25347" calcext:value-type="float">
            <text:p>0,25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Austria</text:p>
          </table:table-cell>
          <table:table-cell office:value-type="float" office:value="0.2693" calcext:value-type="float">
            <text:p>0,269</text:p>
          </table:table-cell>
          <table:table-cell office:value-type="float" office:value="0.4006" calcext:value-type="float">
            <text:p>0,401</text:p>
          </table:table-cell>
          <table:table-cell office:value-type="float" office:value="0.3291" calcext:value-type="float">
            <text:p>0,329</text:p>
          </table:table-cell>
          <table:table-cell table:number-columns-repeated="3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ortugal</text:p>
          </table:table-cell>
          <table:table-cell office:value-type="float" office:value="0.48814" calcext:value-type="float">
            <text:p>0,488</text:p>
          </table:table-cell>
          <table:table-cell office:value-type="float" office:value="0.19845" calcext:value-type="float">
            <text:p>0,198</text:p>
          </table:table-cell>
          <table:table-cell office:value-type="float" office:value="0.31241" calcext:value-type="float">
            <text:p>0,31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TOTAL</text:p>
          </table:table-cell>
          <table:table-cell table:formula="of:=SUM([.I2:.I37]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%</text:p>
          </table:table-cell>
          <table:table-cell table:formula="of:=[.I40]/36" office:value-type="float" office:value="0.361111111111111" calcext:value-type="float">
            <text:p>0,3611111111</text:p>
          </table:table-cell>
        </table:table-row>
        <calcext:conditional-formats>
          <calcext:conditional-format calcext:target-range-address="result_randomforest.D2:result_randomforest.F37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cc99ff"/>
            </calcext:color-scale>
          </calcext:conditional-format>
        </calcext:conditional-formats>
      </table:table>
      <table:table table:name="result_xgboost" table:style-name="ta1">
        <table:table-column table:style-name="co2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4"/>
        <table:table-row table:style-name="ro1">
          <table:table-cell/>
          <table:table-cell table:style-name="Default" office:value-type="string" calcext:value-type="string">
            <text:p>name_team1</text:p>
          </table:table-cell>
          <table:table-cell table:style-name="Default" office:value-type="string" calcext:value-type="string">
            <text:p>name_team2</text:p>
          </table:table-cell>
          <table:table-cell table:style-name="Default" office:value-type="string" calcext:value-type="string">
            <text:p>home_win</text:p>
          </table:table-cell>
          <table:table-cell table:style-name="Default" office:value-type="string" calcext:value-type="string">
            <text:p>draw</text:p>
          </table:table-cell>
          <table:table-cell table:style-name="Default" office:value-type="string" calcext:value-type="string">
            <text:p>away_wi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omania</text:p>
          </table:table-cell>
          <table:table-cell office:value-type="float" office:value="0.291225522757" calcext:value-type="float">
            <text:p>0,291</text:p>
          </table:table-cell>
          <table:table-cell office:value-type="float" office:value="0.331701427698" calcext:value-type="float">
            <text:p>0,332</text:p>
          </table:table-cell>
          <table:table-cell office:value-type="float" office:value="0.377073019743" calcext:value-type="float">
            <text:p>0,3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witzerland</text:p>
          </table:table-cell>
          <table:table-cell office:value-type="float" office:value="0.147557854652" calcext:value-type="float">
            <text:p>0,148</text:p>
          </table:table-cell>
          <table:table-cell office:value-type="float" office:value="0.410135865211" calcext:value-type="float">
            <text:p>0,410</text:p>
          </table:table-cell>
          <table:table-cell office:value-type="float" office:value="0.442306309938" calcext:value-type="float">
            <text:p>0,44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witzerland</text:p>
          </table:table-cell>
          <table:table-cell office:value-type="float" office:value="0.644499063492" calcext:value-type="float">
            <text:p>0,644</text:p>
          </table:table-cell>
          <table:table-cell office:value-type="float" office:value="0.280172795057" calcext:value-type="float">
            <text:p>0,280</text:p>
          </table:table-cell>
          <table:table-cell office:value-type="float" office:value="0.0753281638026" calcext:value-type="float">
            <text:p>0,07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bania</text:p>
          </table:table-cell>
          <table:table-cell office:value-type="float" office:value="0.633499801159" calcext:value-type="float">
            <text:p>0,633</text:p>
          </table:table-cell>
          <table:table-cell office:value-type="float" office:value="0.349419176579" calcext:value-type="float">
            <text:p>0,349</text:p>
          </table:table-cell>
          <table:table-cell office:value-type="float" office:value="0.0170810278505" calcext:value-type="float">
            <text:p>0,01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nce</text:p>
          </table:table-cell>
          <table:table-cell office:value-type="float" office:value="0.207142785192" calcext:value-type="float">
            <text:p>0,207</text:p>
          </table:table-cell>
          <table:table-cell office:value-type="float" office:value="0.555184543133" calcext:value-type="float">
            <text:p>0,555</text:p>
          </table:table-cell>
          <table:table-cell office:value-type="float" office:value="0.237672686577" calcext:value-type="float">
            <text:p>0,23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lbania</text:p>
          </table:table-cell>
          <table:table-cell office:value-type="float" office:value="0.519936978817" calcext:value-type="float">
            <text:p>0,520</text:p>
          </table:table-cell>
          <table:table-cell office:value-type="float" office:value="0.123584367335" calcext:value-type="float">
            <text:p>0,124</text:p>
          </table:table-cell>
          <table:table-cell office:value-type="float" office:value="0.356478631496" calcext:value-type="float">
            <text:p>0,35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lovakia</text:p>
          </table:table-cell>
          <table:table-cell office:value-type="float" office:value="0.257338196039" calcext:value-type="float">
            <text:p>0,257</text:p>
          </table:table-cell>
          <table:table-cell office:value-type="float" office:value="0.47521007061" calcext:value-type="float">
            <text:p>0,475</text:p>
          </table:table-cell>
          <table:table-cell office:value-type="float" office:value="0.267451703548" calcext:value-type="float">
            <text:p>0,26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England</text:p>
          </table:table-cell>
          <table:table-cell office:value-type="string" calcext:value-type="string">
            <text:p>Russia</text:p>
          </table:table-cell>
          <table:table-cell office:value-type="float" office:value="0.251419126987" calcext:value-type="float">
            <text:p>0,251</text:p>
          </table:table-cell>
          <table:table-cell office:value-type="float" office:value="0.740875124931" calcext:value-type="float">
            <text:p>0,741</text:p>
          </table:table-cell>
          <table:table-cell office:value-type="float" office:value="0.0077057518065" calcext:value-type="float">
            <text:p>0,00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lovakia</text:p>
          </table:table-cell>
          <table:table-cell office:value-type="float" office:value="0.816687166691" calcext:value-type="float">
            <text:p>0,817</text:p>
          </table:table-cell>
          <table:table-cell office:value-type="float" office:value="0.0660671442747" calcext:value-type="float">
            <text:p>0,066</text:p>
          </table:table-cell>
          <table:table-cell office:value-type="float" office:value="0.117245718837" calcext:value-type="float">
            <text:p>0,11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Wales</text:p>
          </table:table-cell>
          <table:table-cell office:value-type="float" office:value="0.310982376337" calcext:value-type="float">
            <text:p>0,311</text:p>
          </table:table-cell>
          <table:table-cell office:value-type="float" office:value="0.653229236603" calcext:value-type="float">
            <text:p>0,653</text:p>
          </table:table-cell>
          <table:table-cell office:value-type="float" office:value="0.0357883572578" calcext:value-type="float">
            <text:p>0,03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ngland</text:p>
          </table:table-cell>
          <table:table-cell office:value-type="float" office:value="0.0126075604931" calcext:value-type="float">
            <text:p>0,013</text:p>
          </table:table-cell>
          <table:table-cell office:value-type="float" office:value="0.0251902490854" calcext:value-type="float">
            <text:p>0,025</text:p>
          </table:table-cell>
          <table:table-cell office:value-type="float" office:value="0.962202250957" calcext:value-type="float">
            <text:p>0,96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Wales</text:p>
          </table:table-cell>
          <table:table-cell office:value-type="float" office:value="0.0867836400867" calcext:value-type="float">
            <text:p>0,087</text:p>
          </table:table-cell>
          <table:table-cell office:value-type="float" office:value="0.86018717289" calcext:value-type="float">
            <text:p>0,860</text:p>
          </table:table-cell>
          <table:table-cell office:value-type="float" office:value="0.0530292093754" calcext:value-type="float">
            <text:p>0,05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Northern Ireland</text:p>
          </table:table-cell>
          <table:table-cell office:value-type="float" office:value="0.885745227337" calcext:value-type="float">
            <text:p>0,886</text:p>
          </table:table-cell>
          <table:table-cell office:value-type="float" office:value="0.0471637248993" calcext:value-type="float">
            <text:p>0,047</text:p>
          </table:table-cell>
          <table:table-cell office:value-type="float" office:value="0.0670909881592" calcext:value-type="float">
            <text:p>0,06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kraine</text:p>
          </table:table-cell>
          <table:table-cell office:value-type="float" office:value="0.959531486034" calcext:value-type="float">
            <text:p>0,960</text:p>
          </table:table-cell>
          <table:table-cell office:value-type="float" office:value="0.0365803055465" calcext:value-type="float">
            <text:p>0,037</text:p>
          </table:table-cell>
          <table:table-cell office:value-type="float" office:value="0.00388822634704" calcext:value-type="float">
            <text:p>0,004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Northern Ireland</text:p>
          </table:table-cell>
          <table:table-cell office:value-type="float" office:value="0.226618081331" calcext:value-type="float">
            <text:p>0,227</text:p>
          </table:table-cell>
          <table:table-cell office:value-type="float" office:value="0.0418259389699" calcext:value-type="float">
            <text:p>0,042</text:p>
          </table:table-cell>
          <table:table-cell office:value-type="float" office:value="0.731555998325" calcext:value-type="float">
            <text:p>0,73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land</text:p>
          </table:table-cell>
          <table:table-cell office:value-type="float" office:value="0.821963906288" calcext:value-type="float">
            <text:p>0,822</text:p>
          </table:table-cell>
          <table:table-cell office:value-type="float" office:value="0.155139029026" calcext:value-type="float">
            <text:p>0,155</text:p>
          </table:table-cell>
          <table:table-cell office:value-type="float" office:value="0.0228970702738" calcext:value-type="float">
            <text:p>0,023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Germany</text:p>
          </table:table-cell>
          <table:table-cell office:value-type="float" office:value="0.00348169938661" calcext:value-type="float">
            <text:p>0,003</text:p>
          </table:table-cell>
          <table:table-cell office:value-type="float" office:value="0.176055535674" calcext:value-type="float">
            <text:p>0,176</text:p>
          </table:table-cell>
          <table:table-cell office:value-type="float" office:value="0.820462763309" calcext:value-type="float">
            <text:p>0,82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Poland</text:p>
          </table:table-cell>
          <table:table-cell office:value-type="float" office:value="0.767157018185" calcext:value-type="float">
            <text:p>0,767</text:p>
          </table:table-cell>
          <table:table-cell office:value-type="float" office:value="0.0599368549883" calcext:value-type="float">
            <text:p>0,060</text:p>
          </table:table-cell>
          <table:table-cell office:value-type="float" office:value="0.172906175256" calcext:value-type="float">
            <text:p>0,173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roatia</text:p>
          </table:table-cell>
          <table:table-cell office:value-type="float" office:value="0.0104587618262" calcext:value-type="float">
            <text:p>0,010</text:p>
          </table:table-cell>
          <table:table-cell office:value-type="float" office:value="0.460891187191" calcext:value-type="float">
            <text:p>0,461</text:p>
          </table:table-cell>
          <table:table-cell office:value-type="float" office:value="0.528650045395" calcext:value-type="float">
            <text:p>0,529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zech</text:p>
          </table:table-cell>
          <table:table-cell office:value-type="float" office:value="0.9743309021" calcext:value-type="float">
            <text:p>0,974</text:p>
          </table:table-cell>
          <table:table-cell office:value-type="float" office:value="0.00498046865687" calcext:value-type="float">
            <text:p>0,005</text:p>
          </table:table-cell>
          <table:table-cell office:value-type="float" office:value="0.0206885952502" calcext:value-type="float">
            <text:p>0,021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roatia</text:p>
          </table:table-cell>
          <table:table-cell office:value-type="float" office:value="0.701584398746" calcext:value-type="float">
            <text:p>0,702</text:p>
          </table:table-cell>
          <table:table-cell office:value-type="float" office:value="0.0410083979368" calcext:value-type="float">
            <text:p>0,041</text:p>
          </table:table-cell>
          <table:table-cell office:value-type="float" office:value="0.257407218218" calcext:value-type="float">
            <text:p>0,257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urkey</text:p>
          </table:table-cell>
          <table:table-cell office:value-type="float" office:value="0.736442625523" calcext:value-type="float">
            <text:p>0,736</text:p>
          </table:table-cell>
          <table:table-cell office:value-type="float" office:value="0.251509517431" calcext:value-type="float">
            <text:p>0,252</text:p>
          </table:table-cell>
          <table:table-cell office:value-type="float" office:value="0.0120478207245" calcext:value-type="float">
            <text:p>0,01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pain</text:p>
          </table:table-cell>
          <table:table-cell office:value-type="float" office:value="0.0761223062873" calcext:value-type="float">
            <text:p>0,076</text:p>
          </table:table-cell>
          <table:table-cell office:value-type="float" office:value="0.068890966475" calcext:value-type="float">
            <text:p>0,069</text:p>
          </table:table-cell>
          <table:table-cell office:value-type="float" office:value="0.854986727238" calcext:value-type="float">
            <text:p>0,85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urkey</text:p>
          </table:table-cell>
          <table:table-cell office:value-type="float" office:value="0.780232131481" calcext:value-type="float">
            <text:p>0,780</text:p>
          </table:table-cell>
          <table:table-cell office:value-type="float" office:value="0.0729188472033" calcext:value-type="float">
            <text:p>0,073</text:p>
          </table:table-cell>
          <table:table-cell office:value-type="float" office:value="0.146849051118" calcext:value-type="float">
            <text:p>0,14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weden</text:p>
          </table:table-cell>
          <table:table-cell office:value-type="float" office:value="0.277960956097" calcext:value-type="float">
            <text:p>0,278</text:p>
          </table:table-cell>
          <table:table-cell office:value-type="float" office:value="0.00776712084189" calcext:value-type="float">
            <text:p>0,008</text:p>
          </table:table-cell>
          <table:table-cell office:value-type="float" office:value="0.714271903038" calcext:value-type="float">
            <text:p>0,71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taly</text:p>
          </table:table-cell>
          <table:table-cell office:value-type="float" office:value="0.112198151648" calcext:value-type="float">
            <text:p>0,112</text:p>
          </table:table-cell>
          <table:table-cell office:value-type="float" office:value="0.785039484501" calcext:value-type="float">
            <text:p>0,785</text:p>
          </table:table-cell>
          <table:table-cell office:value-type="float" office:value="0.1027623564" calcext:value-type="float">
            <text:p>0,10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weden</text:p>
          </table:table-cell>
          <table:table-cell office:value-type="float" office:value="0.839419126511" calcext:value-type="float">
            <text:p>0,839</text:p>
          </table:table-cell>
          <table:table-cell office:value-type="float" office:value="0.010114970617" calcext:value-type="float">
            <text:p>0,010</text:p>
          </table:table-cell>
          <table:table-cell office:value-type="float" office:value="0.150465905666" calcext:value-type="float">
            <text:p>0,15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reland</text:p>
          </table:table-cell>
          <table:table-cell office:value-type="float" office:value="0.0747356265783" calcext:value-type="float">
            <text:p>0,075</text:p>
          </table:table-cell>
          <table:table-cell office:value-type="float" office:value="0.0803194046021" calcext:value-type="float">
            <text:p>0,080</text:p>
          </table:table-cell>
          <table:table-cell office:value-type="float" office:value="0.844945013523" calcext:value-type="float">
            <text:p>0,84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elgium</text:p>
          </table:table-cell>
          <table:table-cell office:value-type="float" office:value="0.992053031921" calcext:value-type="float">
            <text:p>0,992</text:p>
          </table:table-cell>
          <table:table-cell office:value-type="float" office:value="0.00354486214928" calcext:value-type="float">
            <text:p>0,004</text:p>
          </table:table-cell>
          <table:table-cell office:value-type="float" office:value="0.00440205540508" calcext:value-type="float">
            <text:p>0,004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reland</text:p>
          </table:table-cell>
          <table:table-cell office:value-type="float" office:value="0.97784525156" calcext:value-type="float">
            <text:p>0,978</text:p>
          </table:table-cell>
          <table:table-cell office:value-type="float" office:value="0.0125847859308" calcext:value-type="float">
            <text:p>0,013</text:p>
          </table:table-cell>
          <table:table-cell office:value-type="float" office:value="0.00956993829459" calcext:value-type="float">
            <text:p>0,01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Hungary</text:p>
          </table:table-cell>
          <table:table-cell office:value-type="float" office:value="0.00281774136238" calcext:value-type="float">
            <text:p>0,003</text:p>
          </table:table-cell>
          <table:table-cell office:value-type="float" office:value="0.052734348923" calcext:value-type="float">
            <text:p>0,053</text:p>
          </table:table-cell>
          <table:table-cell office:value-type="float" office:value="0.944447875023" calcext:value-type="float">
            <text:p>0,944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celand</text:p>
          </table:table-cell>
          <table:table-cell office:value-type="float" office:value="0.956595301628" calcext:value-type="float">
            <text:p>0,957</text:p>
          </table:table-cell>
          <table:table-cell office:value-type="float" office:value="0.029993198812" calcext:value-type="float">
            <text:p>0,030</text:p>
          </table:table-cell>
          <table:table-cell office:value-type="float" office:value="0.0134115340188" calcext:value-type="float">
            <text:p>0,013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Hungary</text:p>
          </table:table-cell>
          <table:table-cell office:value-type="float" office:value="0.242918670177" calcext:value-type="float">
            <text:p>0,243</text:p>
          </table:table-cell>
          <table:table-cell office:value-type="float" office:value="0.0843400806189" calcext:value-type="float">
            <text:p>0,084</text:p>
          </table:table-cell>
          <table:table-cell office:value-type="float" office:value="0.672741234303" calcext:value-type="float">
            <text:p>0,673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ustria</text:p>
          </table:table-cell>
          <table:table-cell office:value-type="float" office:value="0.960915088654" calcext:value-type="float">
            <text:p>0,961</text:p>
          </table:table-cell>
          <table:table-cell office:value-type="float" office:value="0.00983317941427" calcext:value-type="float">
            <text:p>0,010</text:p>
          </table:table-cell>
          <table:table-cell office:value-type="float" office:value="0.0292517207563" calcext:value-type="float">
            <text:p>0,029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Austria</text:p>
          </table:table-cell>
          <table:table-cell office:value-type="float" office:value="0.13372848928" calcext:value-type="float">
            <text:p>0,134</text:p>
          </table:table-cell>
          <table:table-cell office:value-type="float" office:value="0.838018059731" calcext:value-type="float">
            <text:p>0,838</text:p>
          </table:table-cell>
          <table:table-cell office:value-type="float" office:value="0.0282534155995" calcext:value-type="float">
            <text:p>0,028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ortugal</text:p>
          </table:table-cell>
          <table:table-cell office:value-type="float" office:value="0.851497769356" calcext:value-type="float">
            <text:p>0,851</text:p>
          </table:table-cell>
          <table:table-cell office:value-type="float" office:value="0.0704588070512" calcext:value-type="float">
            <text:p>0,070</text:p>
          </table:table-cell>
          <table:table-cell office:value-type="float" office:value="0.0780434384942" calcext:value-type="float">
            <text:p>0,078</text:p>
          </table:table-cell>
        </table:table-row>
        <calcext:conditional-formats>
          <calcext:conditional-format calcext:target-range-address="result_xgboost.D2:result_xgboost.F37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cc99ff"/>
            </calcext:color-scale>
          </calcext:conditional-format>
        </calcext:conditional-formats>
      </table:table>
      <table:table table:name="Feuille1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3">
        <number:embedded-text number:position="2">.</number:embedded-text>
      </number:number>
    </number:number-style>
    <number:number-style style:name="N110">
      <number:number number:decimal-places="3" loext:min-decimal-places="3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22:39:28.262304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8:21:25.658510147</meta:creation-date>
    <dc:date>2016-06-21T22:41:51.968548334</dc:date>
    <meta:editing-duration>PT2H4M31S</meta:editing-duration>
    <meta:editing-cycles>25</meta:editing-cycles>
    <meta:generator>LibreOffice/5.0.5.2$Linux_X86_64 LibreOffice_project/00m0$Build-2</meta:generator>
    <meta:document-statistic meta:table-count="3" meta:cell-count="506" meta:object-count="0"/>
  </office:meta>
</office:document-meta>
</file>